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6.434cm" table:align="left"/>
    </style:style>
    <style:style style:name="表格1.A" style:family="table-column">
      <style:table-column-properties style:column-width="6.72cm"/>
    </style:style>
    <style:style style:name="表格1.B" style:family="table-column">
      <style:table-column-properties style:column-width="1.746cm"/>
    </style:style>
    <style:style style:name="表格1.C" style:family="table-column">
      <style:table-column-properties style:column-width="3.946cm"/>
    </style:style>
    <style:style style:name="表格1.D" style:family="table-column">
      <style:table-column-properties style:column-width="4.022cm"/>
    </style:style>
    <style:style style:name="表格1.A1" style:family="table-cell">
      <style:table-cell-properties fo:padding="0.049cm" fo:border="1pt solid #000000"/>
    </style:style>
    <style:style style:name="表格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表格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表格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表格2" style:family="table">
      <style:table-properties style:width="16.434cm" table:align="left"/>
    </style:style>
    <style:style style:name="表格2.A" style:family="table-column">
      <style:table-column-properties style:column-width="6.72cm"/>
    </style:style>
    <style:style style:name="表格2.B" style:family="table-column">
      <style:table-column-properties style:column-width="1.746cm"/>
    </style:style>
    <style:style style:name="表格2.C" style:family="table-column">
      <style:table-column-properties style:column-width="3.946cm"/>
    </style:style>
    <style:style style:name="表格2.D" style:family="table-column">
      <style:table-column-properties style:column-width="4.022cm"/>
    </style:style>
    <style:style style:name="表格2.A1" style:family="table-cell">
      <style:table-cell-properties fo:padding="0.049cm" fo:border="1pt solid #000000"/>
    </style:style>
    <style:style style:name="表格2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表格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表格2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表格3" style:family="table">
      <style:table-properties style:width="16.434cm" table:align="left"/>
    </style:style>
    <style:style style:name="表格3.A" style:family="table-column">
      <style:table-column-properties style:column-width="6.72cm"/>
    </style:style>
    <style:style style:name="表格3.B" style:family="table-column">
      <style:table-column-properties style:column-width="1.746cm"/>
    </style:style>
    <style:style style:name="表格3.C" style:family="table-column">
      <style:table-column-properties style:column-width="3.946cm"/>
    </style:style>
    <style:style style:name="表格3.D" style:family="table-column">
      <style:table-column-properties style:column-width="4.022cm"/>
    </style:style>
    <style:style style:name="表格3.A1" style:family="table-cell">
      <style:table-cell-properties fo:padding="0.049cm" fo:border="1pt solid #000000"/>
    </style:style>
    <style:style style:name="表格3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表格3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表格3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表格4" style:family="table">
      <style:table-properties style:width="16.434cm" table:align="left"/>
    </style:style>
    <style:style style:name="表格4.A" style:family="table-column">
      <style:table-column-properties style:column-width="6.72cm"/>
    </style:style>
    <style:style style:name="表格4.B" style:family="table-column">
      <style:table-column-properties style:column-width="1.746cm"/>
    </style:style>
    <style:style style:name="表格4.C" style:family="table-column">
      <style:table-column-properties style:column-width="3.946cm"/>
    </style:style>
    <style:style style:name="表格4.D" style:family="table-column">
      <style:table-column-properties style:column-width="4.022cm"/>
    </style:style>
    <style:style style:name="表格4.A1" style:family="table-cell">
      <style:table-cell-properties fo:padding="0.049cm" fo:border="1pt solid #000000"/>
    </style:style>
    <style:style style:name="表格4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表格4.2" style:family="table-row">
      <style:table-row-properties style:min-row-height="1.117cm"/>
    </style:style>
    <style:style style:name="表格4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表格4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text-properties officeooo:rsid="001451d8" officeooo:paragraph-rsid="001451d8" style:language-asian="zh" style:country-asian="CN"/>
    </style:style>
    <style:style style:name="P2" style:family="paragraph" style:parent-style-name="Standard">
      <style:paragraph-properties>
        <style:tab-stops>
          <style:tab-stop style:position="0.979cm"/>
        </style:tab-stops>
      </style:paragraph-properties>
      <style:text-properties officeooo:rsid="001451d8" officeooo:paragraph-rsid="001451d8" style:language-asian="zh" style:country-asian="CN"/>
    </style:style>
    <style:style style:name="P3" style:family="paragraph" style:parent-style-name="Standard">
      <style:text-properties officeooo:paragraph-rsid="0028c742"/>
    </style:style>
    <style:style style:name="P4" style:family="paragraph" style:parent-style-name="Text_20_body">
      <style:text-properties officeooo:rsid="001451d8" officeooo:paragraph-rsid="001451d8"/>
    </style:style>
    <style:style style:name="P5" style:family="paragraph" style:parent-style-name="Text_20_body">
      <style:text-properties officeooo:rsid="001451d8" officeooo:paragraph-rsid="002afa89"/>
    </style:style>
    <style:style style:name="P6" style:family="paragraph" style:parent-style-name="Text_20_body">
      <style:text-properties style:language-asian="zh" style:country-asian="CN"/>
    </style:style>
    <style:style style:name="P7" style:family="paragraph" style:parent-style-name="Text_20_body">
      <style:text-properties officeooo:rsid="001451d8" officeooo:paragraph-rsid="001451d8" style:language-asian="zh" style:country-asian="CN"/>
    </style:style>
    <style:style style:name="P8" style:family="paragraph" style:parent-style-name="Text_20_body">
      <style:text-properties officeooo:rsid="001fff63" officeooo:paragraph-rsid="0026dcc6" style:language-asian="zh" style:country-asian="CN"/>
    </style:style>
    <style:style style:name="P9" style:family="paragraph" style:parent-style-name="Text_20_body">
      <style:text-properties officeooo:rsid="002aab4b" officeooo:paragraph-rsid="002aab4b" style:language-asian="zh" style:country-asian="CN"/>
    </style:style>
    <style:style style:name="P10" style:family="paragraph" style:parent-style-name="Text_20_body">
      <style:text-properties officeooo:rsid="002afa89" officeooo:paragraph-rsid="002afa89" style:language-asian="zh" style:country-asian="CN"/>
    </style:style>
    <style:style style:name="P11" style:family="paragraph" style:parent-style-name="Text_20_body">
      <style:text-properties officeooo:rsid="002c93e1" officeooo:paragraph-rsid="002c93e1" style:language-asian="zh" style:country-asian="CN"/>
    </style:style>
    <style:style style:name="P12" style:family="paragraph" style:parent-style-name="Text_20_body">
      <style:text-properties officeooo:rsid="0033894c" officeooo:paragraph-rsid="0033894c" style:language-asian="zh" style:country-asian="CN"/>
    </style:style>
    <style:style style:name="P13" style:family="paragraph" style:parent-style-name="Text_20_body">
      <style:text-properties officeooo:paragraph-rsid="0028c742"/>
    </style:style>
    <style:style style:name="P14" style:family="paragraph" style:parent-style-name="Text_20_body">
      <style:text-properties officeooo:rsid="00334089" officeooo:paragraph-rsid="00334089"/>
    </style:style>
    <style:style style:name="P15" style:family="paragraph" style:parent-style-name="Table_20_Contents">
      <style:paragraph-properties fo:margin-top="0cm" fo:margin-bottom="0.499cm" loext:contextual-spacing="false"/>
      <style:text-properties fo:language="en" fo:country="US" officeooo:paragraph-rsid="0028c742"/>
    </style:style>
    <style:style style:name="P16" style:family="paragraph" style:parent-style-name="Table_20_Contents">
      <style:paragraph-properties fo:margin-top="0cm" fo:margin-bottom="0.499cm" loext:contextual-spacing="false" fo:text-align="center" style:justify-single-word="false"/>
      <style:text-properties fo:language="en" fo:country="US" officeooo:rsid="0028c742" officeooo:paragraph-rsid="0028c742"/>
    </style:style>
    <style:style style:name="P17" style:family="paragraph" style:parent-style-name="Table_20_Contents">
      <style:paragraph-properties fo:margin-top="0cm" fo:margin-bottom="0.499cm" loext:contextual-spacing="false" fo:text-align="center" style:justify-single-word="false"/>
      <style:text-properties fo:language="en" fo:country="US" officeooo:rsid="0028c742" officeooo:paragraph-rsid="0028c742" style:language-asian="zh" style:country-asian="CN"/>
    </style:style>
    <style:style style:name="P18" style:family="paragraph" style:parent-style-name="Table_20_Contents">
      <style:paragraph-properties fo:margin-top="0cm" fo:margin-bottom="0.499cm" loext:contextual-spacing="false" fo:text-align="center" style:justify-single-word="false"/>
    </style:style>
    <style:style style:name="P19" style:family="paragraph" style:parent-style-name="Table_20_Contents">
      <style:paragraph-properties fo:margin-top="0cm" fo:margin-bottom="0.499cm" loext:contextual-spacing="false" fo:text-align="center" style:justify-single-word="false"/>
      <style:text-properties officeooo:paragraph-rsid="0028c742"/>
    </style:style>
    <style:style style:name="P20" style:family="paragraph" style:parent-style-name="Table_20_Contents">
      <style:paragraph-properties fo:margin-top="0cm" fo:margin-bottom="0.499cm" loext:contextual-spacing="false"/>
      <style:text-properties officeooo:paragraph-rsid="0028c742"/>
    </style:style>
    <style:style style:name="P21" style:family="paragraph" style:parent-style-name="Table_20_Contents">
      <style:paragraph-properties fo:margin-top="0cm" fo:margin-bottom="0.499cm" loext:contextual-spacing="false" fo:text-align="center" style:justify-single-word="false"/>
      <style:text-properties officeooo:rsid="0028c742" officeooo:paragraph-rsid="0028c742" style:language-asian="zh" style:country-asian="CN"/>
    </style:style>
    <style:style style:name="P22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c93e1" officeooo:paragraph-rsid="002c93e1" style:language-asian="zh" style:country-asian="CN"/>
    </style:style>
    <style:style style:name="P23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451d8" officeooo:paragraph-rsid="002c93e1"/>
    </style:style>
    <style:style style:name="P24" style:family="paragraph" style:parent-style-name="Heading_20_3">
      <style:text-properties officeooo:paragraph-rsid="001fff63"/>
    </style:style>
    <style:style style:name="P25" style:family="paragraph" style:parent-style-name="Heading_20_3">
      <style:text-properties officeooo:paragraph-rsid="0028c742"/>
    </style:style>
    <style:style style:name="P26" style:family="paragraph" style:parent-style-name="Heading_20_3">
      <style:paragraph-properties fo:padding-left="0cm" fo:padding-right="0cm" fo:padding-top="0cm" fo:padding-bottom="0.074cm" fo:border-left="none" fo:border-right="none" fo:border-top="none" fo:border-bottom="0.06pt solid #000000" style:join-border="false"/>
    </style:style>
    <style:style style:name="P27" style:family="paragraph" style:parent-style-name="Text_20_body">
      <style:text-properties officeooo:rsid="00384ed4"/>
    </style:style>
    <style:style style:name="P28" style:family="paragraph">
      <loext:graphic-properties draw:fill="none" draw:fill-color="#ffffff"/>
    </style:style>
    <style:style style:name="P29" style:family="paragraph">
      <style:paragraph-properties fo:text-align="center"/>
    </style:style>
    <style:style style:name="T1" style:family="text">
      <style:text-properties style:language-asian="zh" style:country-asian="CN"/>
    </style:style>
    <style:style style:name="T2" style:family="text">
      <style:text-properties officeooo:rsid="00182b6a" style:language-asian="zh" style:country-asian="CN"/>
    </style:style>
    <style:style style:name="T3" style:family="text">
      <style:text-properties officeooo:rsid="001fff63" style:language-asian="zh" style:country-asian="CN"/>
    </style:style>
    <style:style style:name="T4" style:family="text">
      <style:text-properties officeooo:rsid="002c93e1" style:language-asian="zh" style:country-asian="CN"/>
    </style:style>
    <style:style style:name="T5" style:family="text">
      <style:text-properties officeooo:rsid="00182b6a"/>
    </style:style>
    <style:style style:name="T6" style:family="text">
      <style:text-properties officeooo:rsid="001f2c7a"/>
    </style:style>
    <style:style style:name="T7" style:family="text">
      <style:text-properties officeooo:rsid="002aab4b"/>
    </style:style>
    <style:style style:name="T8" style:family="text">
      <style:text-properties officeooo:rsid="002afa89"/>
    </style:style>
    <style:style style:name="T9" style:family="text">
      <style:text-properties officeooo:rsid="002c93e1"/>
    </style:style>
    <style:style style:name="T10" style:family="text">
      <style:text-properties officeooo:rsid="003336fb"/>
    </style:style>
    <style:style style:name="gr1" style:family="graphic">
      <style:graphic-properties draw:textarea-horizontal-align="justify" draw:textarea-vertical-align="middle" draw:auto-grow-height="false" fo:min-height="1.005cm" fo:min-width="2.8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9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1.376cm" fo:min-width="4.4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87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1.244cm" fo:min-width="3.0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1.27cm" fo:min-width="2.96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1.2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1.3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1.577cm" fo:min-width="4.77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873cm" fo:min-width="1.9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textarea-horizontal-align="justify" draw:textarea-vertical-align="middle" draw:auto-grow-height="false" fo:min-height="0.9cm" fo:min-width="2.22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1.3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textarea-horizontal-align="justify" draw:textarea-vertical-align="middle" draw:auto-grow-height="false" fo:min-height="0.926cm" fo:min-width="2.9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92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custom-shape text:anchor-type="paragraph" draw:z-index="0" draw:name="形状1" draw:style-name="gr1" svg:width="5.795cm" svg:height="2.012cm" svg:x="3.909cm" svg:y="1.282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0" draw:name="形状31" draw:style-name="gr3" draw:text-style-name="P29" svg:x1="6.819cm" svg:y1="0.356cm" svg:x2="6.793cm" svg:y2="1.282cm"><text:p/></draw:line><text:span text:style-name="T1">流程图</text:span></text:h>
      <text:p text:style-name="P27"><draw:frame text:anchor-type="paragraph" draw:z-index="1" draw:name="形状2" draw:style-name="gr2" draw:text-style-name="P28" svg:width="2.117cm" svg:height="0.98cm" svg:x="5.787cm" svg:y="0.032cm"><draw:text-box><text:p>sav的文件</text:p></draw:text-box></draw:frame><draw:line text:anchor-type="paragraph" draw:z-index="2" draw:name="形状3" draw:style-name="gr3" draw:text-style-name="P29" svg:x1="2.004cm" svg:y1="0.455cm" svg:x2="4.068cm" svg:y2="0.455cm"><text:p/></draw:line><draw:line text:anchor-type="paragraph" draw:z-index="3" draw:name="形状4" draw:style-name="gr3" draw:text-style-name="P29" svg:x1="9.703cm" svg:y1="0.561cm" svg:x2="12.058cm" svg:y2="0.482cm"><text:p/></draw:line><draw:line text:anchor-type="paragraph" draw:z-index="4" draw:name="形状5" draw:style-name="gr3" draw:text-style-name="P29" svg:x1="12.084cm" svg:y1="0.482cm" svg:x2="12.137cm" svg:y2="15.537cm"><text:p/></draw:line><draw:line text:anchor-type="paragraph" draw:z-index="5" draw:name="形状6" draw:style-name="gr3" draw:text-style-name="P29" svg:x1="2.004cm" svg:y1="0.455cm" svg:x2="2.057cm" svg:y2="2.545cm"><text:p/></draw:line><draw:frame text:anchor-type="paragraph" draw:z-index="6" draw:name="形状7" draw:style-name="gr4" draw:text-style-name="P28" svg:width="1.721cm" svg:height="0.503cm" svg:x="2.004cm" svg:y="0.032cm"><draw:text-box><text:p>T</text:p></draw:text-box></draw:frame><draw:frame text:anchor-type="paragraph" draw:z-index="7" draw:name="形状8" draw:style-name="gr5" draw:text-style-name="P28" svg:width="2.144cm" svg:height="0.662cm" svg:x="9.968cm" svg:y="0.032cm"><draw:text-box><text:p>F</text:p></draw:text-box></draw:frame><text:span text:style-name="T1"/></text:p>
      <text:p text:style-name="Text_20_body"><text:span text:style-name="T1"/></text:p>
      <text:p text:style-name="Text_20_body"><text:span text:style-name="T1"/></text:p>
      <text:p text:style-name="Text_20_body"><draw:custom-shape text:anchor-type="paragraph" draw:z-index="8" draw:name="形状9" draw:style-name="gr6" svg:width="4.499cm" svg:height="1.377cm" svg:x="0.099cm" svg:y="0.45cm"><text:p/><draw:enhanced-geometry svg:viewBox="0 0 21600 21600" draw:type="rectangle" draw:enhanced-path="M 0 0 L 21600 0 21600 21600 0 21600 0 0 Z N"/></draw:custom-shape><text:span text:style-name="T1"/></text:p>
      <text:p text:style-name="Text_20_body"><draw:frame text:anchor-type="paragraph" draw:z-index="9" draw:name="形状10" draw:style-name="gr7" draw:text-style-name="P28" svg:width="3.493cm" svg:height="0.874cm" svg:x="0.601cm" svg:y="-0.064cm"><draw:text-box><text:p>获取文件数据</text:p></draw:text-box></draw:frame><text:span text:style-name="T1"/></text:p>
      <text:p text:style-name="Text_20_body"><draw:line text:anchor-type="paragraph" draw:z-index="10" draw:name="形状11" draw:style-name="gr3" draw:text-style-name="P29" svg:x1="2.083cm" svg:y1="0.429cm" svg:x2="2.057cm" svg:y2="1.884cm"><text:p/></draw:line><text:span text:style-name="T1"/></text:p>
      <text:p text:style-name="Text_20_body"><text:span text:style-name="T1"/></text:p>
      <text:p text:style-name="Text_20_body"><text:span text:style-name="T1"/></text:p>
      <text:p text:style-name="Text_20_body"><draw:line text:anchor-type="paragraph" draw:z-index="11" draw:name="形状12" draw:style-name="gr3" draw:text-style-name="P29" svg:x1="0.443cm" svg:y1="-0.106cm" svg:x2="4.094cm" svg:y2="-0.106cm"><text:p/></draw:line><draw:line text:anchor-type="paragraph" draw:z-index="12" draw:name="形状13" draw:style-name="gr3" draw:text-style-name="P29" svg:x1="0.443cm" svg:y1="-0.106cm" svg:x2="0.443cm" svg:y2="1.402cm"><text:p/></draw:line><draw:line text:anchor-type="paragraph" draw:z-index="13" draw:name="形状14" draw:style-name="gr3" draw:text-style-name="P29" svg:x1="4.094cm" svg:y1="-0.106cm" svg:x2="4.094cm" svg:y2="1.376cm"><text:p/></draw:line><text:span text:style-name="T1"/></text:p>
      <text:p text:style-name="Text_20_body"><text:span text:style-name="T1"/></text:p>
      <text:p text:style-name="Text_20_body"><draw:custom-shape text:anchor-type="paragraph" draw:z-index="14" draw:name="形状15" draw:style-name="gr8" svg:width="3.043cm" svg:height="1.244cm" svg:x="-1.277cm" svg:y="0.058cm"><text:p/><draw:enhanced-geometry svg:viewBox="0 0 21600 21600" draw:type="rectangle" draw:enhanced-path="M 0 0 L 21600 0 21600 21600 0 21600 0 0 Z N"/></draw:custom-shape><draw:custom-shape text:anchor-type="paragraph" draw:z-index="15" draw:name="形状16" draw:style-name="gr9" svg:width="2.964cm" svg:height="1.271cm" svg:x="3.565cm" svg:y="-0.021cm"><text:p/><draw:enhanced-geometry svg:viewBox="0 0 21600 21600" draw:type="rectangle" draw:enhanced-path="M 0 0 L 21600 0 21600 21600 0 21600 0 0 Z N"/></draw:custom-shape><draw:frame text:anchor-type="paragraph" draw:z-index="16" draw:name="形状17" draw:style-name="gr10" draw:text-style-name="P28" svg:width="3.44cm" svg:height="1.227cm" svg:x="-1.436cm" svg:y="0.217cm"><draw:text-box><text:p>columns大于1024</text:p></draw:text-box></draw:frame><draw:frame text:anchor-type="paragraph" draw:z-index="17" draw:name="形状18" draw:style-name="gr11" draw:text-style-name="P28" svg:width="3.678cm" svg:height="1.324cm" svg:x="3.565cm" svg:y="0.217cm"><draw:text-box><text:p>columns小于1024</text:p></draw:text-box></draw:frame><text:span text:style-name="T1"/></text:p>
      <text:p text:style-name="Text_20_body"><text:span text:style-name="T1"/></text:p>
      <text:p text:style-name="Text_20_body"><draw:line text:anchor-type="paragraph" draw:z-index="18" draw:name="形状19" draw:style-name="gr3" draw:text-style-name="P29" svg:x1="0.152cm" svg:y1="-0.095cm" svg:x2="0.152cm" svg:y2="1.201cm"><text:p/></draw:line><draw:line text:anchor-type="paragraph" draw:z-index="23" draw:name="形状24" draw:style-name="gr3" draw:text-style-name="P29" svg:x1="4.994cm" svg:y1="0.064cm" svg:x2="5.02cm" svg:y2="5.885cm"><text:p/></draw:line><text:span text:style-name="T1"/></text:p>
      <text:p text:style-name="Text_20_body"><text:span text:style-name="T1"/></text:p>
      <text:p text:style-name="Text_20_body"><draw:line text:anchor-type="paragraph" draw:z-index="21" draw:name="形状20" draw:style-name="gr3" draw:text-style-name="P29" svg:x1="-1.171cm" svg:y1="-0.064cm" svg:x2="1.634cm" svg:y2="-0.064cm"><text:p/></draw:line><draw:line text:anchor-type="paragraph" draw:z-index="19" draw:name="形状21" draw:style-name="gr3" draw:text-style-name="P29" svg:x1="-1.171cm" svg:y1="-0.064cm" svg:x2="-1.171cm" svg:y2="2.926cm"><text:p/></draw:line><draw:line text:anchor-type="paragraph" draw:z-index="20" draw:name="形状22" draw:style-name="gr3" draw:text-style-name="P29" svg:x1="1.633cm" svg:y1="-0.064cm" svg:x2="1.633cm" svg:y2="2.926cm"><text:p/></draw:line><text:span text:style-name="T1"/></text:p>
      <text:p text:style-name="Text_20_body"><draw:custom-shape text:anchor-type="paragraph" draw:z-index="31" draw:name="形状32" draw:style-name="gr13" svg:width="1.932cm" svg:height="0.874cm" svg:x="-1.991cm" svg:y="0.376cm"><text:p/><draw:enhanced-geometry svg:viewBox="0 0 21600 21600" draw:type="rectangle" draw:enhanced-path="M 0 0 L 21600 0 21600 21600 0 21600 0 0 Z N"/></draw:custom-shape><draw:custom-shape text:anchor-type="paragraph" draw:z-index="32" draw:name="形状33" draw:style-name="gr14" svg:width="2.223cm" svg:height="0.9cm" svg:x="0.945cm" svg:y="0.323cm"><text:p/><draw:enhanced-geometry svg:viewBox="0 0 21600 21600" draw:type="rectangle" draw:enhanced-path="M 0 0 L 21600 0 21600 21600 0 21600 0 0 Z N"/></draw:custom-shape><draw:frame text:anchor-type="paragraph" draw:z-index="33" draw:name="形状34" draw:style-name="gr15" draw:text-style-name="P28" svg:width="2.223cm" svg:height="0.9cm" svg:x="1.21cm" svg:y="0.323cm"><draw:text-box><text:p>表2….</text:p></draw:text-box></draw:frame><draw:frame text:anchor-type="paragraph" draw:z-index="34" draw:name="形状35" draw:style-name="gr7" draw:text-style-name="P28" svg:width="1.932cm" svg:height="0.874cm" svg:x="-1.991cm" svg:y="0.376cm"><draw:text-box><text:p>表1</text:p></draw:text-box></draw:frame><draw:custom-shape text:anchor-type="paragraph" draw:z-index="36" draw:name="形状37" draw:style-name="gr17" svg:width="2.938cm" svg:height="0.927cm" svg:x="4.173cm" svg:y="0.323cm"><text:p/><draw:enhanced-geometry svg:viewBox="0 0 21600 21600" draw:type="rectangle" draw:enhanced-path="M 0 0 L 21600 0 21600 21600 0 21600 0 0 Z N"/></draw:custom-shape><draw:frame text:anchor-type="paragraph" draw:z-index="37" draw:name="形状38" draw:style-name="gr18" draw:text-style-name="P28" svg:width="2.938cm" svg:height="0.927cm" svg:x="4.411cm" svg:y="0.323cm"><draw:text-box><text:p>表1</text:p></draw:text-box></draw:frame><text:span text:style-name="T1"/></text:p>
      <text:p text:style-name="Text_20_body"><text:span text:style-name="T1"/></text:p>
      <text:p text:style-name="Text_20_body"><text:span text:style-name="T1"/></text:p>
      <text:p text:style-name="Text_20_body"><draw:line text:anchor-type="paragraph" draw:z-index="22" draw:name="形状23" draw:style-name="gr3" draw:text-style-name="P29" svg:x1="-1.171cm" svg:y1="0.132cm" svg:x2="1.634cm" svg:y2="0.132cm"><text:p/></draw:line><draw:line text:anchor-type="paragraph" draw:z-index="24" draw:name="形状25" draw:style-name="gr3" draw:text-style-name="P29" svg:x1="0.125cm" svg:y1="0.132cm" svg:x2="0.125cm" svg:y2="1.693cm"><text:p/></draw:line><text:span text:style-name="T1"/></text:p>
      <text:p text:style-name="Text_20_body"><text:span text:style-name="T1"/></text:p>
      <text:p text:style-name="Text_20_body"><draw:line text:anchor-type="paragraph" draw:z-index="25" draw:name="形状26" draw:style-name="gr3" draw:text-style-name="P29" svg:x1="0.125cm" svg:y1="0.296cm" svg:x2="4.993cm" svg:y2="0.296cm"><text:p/></draw:line><draw:line text:anchor-type="paragraph" draw:z-index="26" draw:name="形状27" draw:style-name="gr3" draw:text-style-name="P29" svg:x1="2.454cm" svg:y1="0.296cm" svg:x2="2.454cm" svg:y2="1.54cm"><text:p/></draw:line><text:span text:style-name="T1"/></text:p>
      <text:p text:style-name="Text_20_body"><text:span text:style-name="T1"/></text:p>
      <text:p text:style-name="Text_20_body"><draw:line text:anchor-type="paragraph" draw:z-index="27" draw:name="形状28" draw:style-name="gr3" draw:text-style-name="P29" svg:x1="2.454cm" svg:y1="0.143cm" svg:x2="12.138cm" svg:y2="0.011cm"><text:p/></draw:line><draw:line text:anchor-type="paragraph" draw:z-index="28" draw:name="形状29" draw:style-name="gr3" draw:text-style-name="P29" svg:x1="6.899cm" svg:y1="0.355cm" svg:x2="6.899cm" svg:y2="4.562cm"><text:p/></draw:line><text:span text:style-name="T1"/></text:p>
      <text:p text:style-name="Text_20_body"><text:span text:style-name="T1"/></text:p>
      <text:p text:style-name="Text_20_body"><draw:custom-shape text:anchor-type="paragraph" draw:z-index="29" draw:name="形状30" draw:style-name="gr12" svg:width="4.948cm" svg:height="1.747cm" svg:x="4.385cm" svg:y="-0.1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5" draw:name="形状36" draw:style-name="gr16" draw:text-style-name="P28" svg:width="4.261cm" svg:height="1.35cm" svg:x="6.475cm" svg:y="0.201cm"><draw:text-box><text:p>结束</text:p></draw:text-box></draw:frame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h text:style-name="Heading_20_1" text:outline-level="1"><text:soft-page-break/>1. 目录设计</text:h>
      <text:p text:style-name="P1">userid(唯一)</text:p>
      <text:p text:style-name="P1">|<text:tab/><text:tab/>|</text:p>
      <text:p text:style-name="P1">|<text:tab/><text:tab/>|_ _ _ _ _ _ _ _ _日期（唯一）</text:p>
      <text:p text:style-name="P1">|<text:tab/><text:tab/>|<text:tab/> <text:tab/><text:tab/>|</text:p>
      <text:p text:style-name="P1">|<text:tab/><text:tab/>|<text:tab/><text:tab/><text:tab/>| — — — — — — —文件1（如果上传文件名）如果出现重名，先备份改为.bak</text:p>
      <text:p text:style-name="P1">|<text:tab/><text:tab/>|<text:tab/><text:tab/><text:tab/>|</text:p>
      <text:p text:style-name="P1">|<text:tab/><text:tab/>|<text:tab/><text:tab/><text:tab/>|— — — — — — — 文件2</text:p>
      <text:p text:style-name="P1">|<text:tab/><text:tab/>|</text:p>
      <text:p text:style-name="P1">|<text:tab/><text:tab/>|— — — — — 日期</text:p>
      <text:p text:style-name="P1">|</text:p>
      <text:p text:style-name="P1">|</text:p>
      <text:p text:style-name="P1">|</text:p>
      <text:p text:style-name="P1">userid2</text:p>
      <text:p text:style-name="P1">|</text:p>
      <text:p text:style-name="P2">|</text:p>
      <text:p text:style-name="P1">|---------------------------------</text:p>
      <text:p text:style-name="P1"/>
      <text:h text:style-name="Heading_20_1" text:outline-level="1">2. 表设计</text:h>
      <text:p text:style-name="P4">表设计</text:p>
      <text:p text:style-name="P5">设置表关联 <text:s text:c="2"/>user.userid == <text:s/>project.userid</text:p>
      <text:p text:style-name="P5">如果设计后台管理，让project唯一，就知道用户有多少个项目了</text:p>
      <text:h text:style-name="Heading_20_3" text:outline-level="3">user表</text:h>
      <text:p text:style-name="P7">----------------------------------------------------------</text:p>
      <text:p text:style-name="P4">id <text:s/><text:span text:style-name="T1">|</text:span> <text:s/>userid <text:s text:c="2"/><text:span text:style-name="T1">|</text:span> <text:s text:c="2"/></text:p>
      <text:p text:style-name="P7">----------------------------------------------------------</text:p>
      <text:p text:style-name="P4"/>
      <text:p text:style-name="P4"/>
      <text:h text:style-name="Heading_20_3" text:outline-level="3">project表<text:span text:style-name="T1">（项目表）</text:span></text:h>
      <text:p text:style-name="P7">-----------------------------------------------------------------------------<text:span text:style-name="T6">-----------------</text:span></text:p>
      <text:p text:style-name="P23">project <text:span text:style-name="T1">_</text:span><text:span text:style-name="T4">i</text:span><text:span text:style-name="T1">d </text:span><text:s/><text:span text:style-name="T1">|</text:span> <text:s/>userid <text:s/><text:span text:style-name="T1">|</text:span> <text:s text:c="2"/>project <text:span text:style-name="T1">_</text:span><text:span text:style-name="T4">name</text:span><text:span text:style-name="T1"> <text:s/></text:span><text:span text:style-name="T4">| </text:span></text:p>
      <text:p text:style-name="P4"/>
      <text:p text:style-name="P4"/>
      <text:p text:style-name="P7"><text:soft-page-break/>sql语句：</text:p>
      <text:p text:style-name="P7">***********************************</text:p>
      <text:p text:style-name="P14">CREATE TABLE `project` (</text:p>
      <text:p text:style-name="P14"><text:s text:c="2"/>`proj_id` int(11) NOT NULL AUTO_INCREMENT,</text:p>
      <text:p text:style-name="P14"><text:s text:c="2"/>`user_id` int(11) DEFAULT NULL,</text:p>
      <text:p text:style-name="P14"><text:s text:c="2"/>`proj_name` varchar(255) DEFAULT NULL,</text:p>
      <text:p text:style-name="P14"><text:s text:c="2"/>PRIMARY KEY (`proj_id`),</text:p>
      <text:p text:style-name="P14"><text:s text:c="2"/>KEY `proj_user_userid` (`user_id`),</text:p>
      <text:p text:style-name="P14"><text:s text:c="2"/>CONSTRAINT `proj_user_userid` FOREIGN KEY (`user_id`) REFERENCES `sys_users` (`UserID`)</text:p>
      <text:p text:style-name="P14">) ENGINE=InnoDB AUTO_INCREMENT=15 DEFAULT CHARSET=utf8;</text:p>
      <text:p text:style-name="P7">**************************************</text:p>
      <text:p text:style-name="P4"/>
      <text:p text:style-name="P4"/>
      <text:p text:style-name="P4"/>
      <text:h text:style-name="Heading_20_3" text:outline-level="3"><text:span text:style-name="T1">data</text:span><text:span text:style-name="T4">set</text:span>表<text:span text:style-name="T1">（项目子数据表）</text:span></text:h>
      <text:p text:style-name="P7">--------------------------------------------------------<text:span text:style-name="T9">----------------------------------------------------------------</text:span></text:p>
      <text:p text:style-name="P22">dataset_id <text:s/>| <text:s text:c="2"/>project_id <text:s/>| <text:s/>dataset_name <text:s/>| <text:s/>datatable_name <text:s text:c="2"/>| <text:s text:c="2"/>origin_filepath <text:s/>| <text:s text:c="2"/>origin_filetype</text:p>
      <text:p text:style-name="P11">origin_filepath = 源文件路径</text:p>
      <text:p text:style-name="P11">origin_filetype = 源文件类型</text:p>
      <text:p text:style-name="P11">project.<text:span text:style-name="T10">project_id = dataset.prject_id</text:span></text:p>
      <text:p text:style-name="P7"/>
      <text:p text:style-name="P7"/>
      <text:p text:style-name="P12">sql 语句：</text:p>
      <text:p text:style-name="P12">***************************************</text:p>
      <text:p text:style-name="P12">CREATE TABLE `dataset` (</text:p>
      <text:p text:style-name="P12"><text:s text:c="2"/>`dataset_id` int(11) DEFAULT NULL,</text:p>
      <text:p text:style-name="P12"><text:s text:c="2"/>`proj_id` int(11) DEFAULT NULL,</text:p>
      <text:p text:style-name="P12"><text:s text:c="2"/>`dataset_name` varchar(255) DEFAULT NULL,</text:p>
      <text:p text:style-name="P12"><text:s text:c="2"/>`datatable_name` varchar(500) DEFAULT NULL,</text:p>
      <text:p text:style-name="P12"><text:s text:c="2"/>`origin_filepath` varchar(500) DEFAULT NULL,</text:p>
      <text:p text:style-name="P12"><text:soft-page-break/><text:s text:c="2"/>`origin_filetype` varchar(255) DEFAULT NULL,</text:p>
      <text:p text:style-name="P12"><text:s text:c="2"/>KEY `data_proj_projid` (`proj_id`),</text:p>
      <text:p text:style-name="P12"><text:s text:c="2"/>CONSTRAINT `data_proj_projid` FOREIGN KEY (`proj_id`) REFERENCES `project` (`proj_id`)</text:p>
      <text:p text:style-name="P12">) ENGINE=InnoDB DEFAULT CHARSET=utf8;</text:p>
      <text:p text:style-name="P7">*************************************</text:p>
      <text:p text:style-name="P7"/>
      <text:h text:style-name="P26" text:outline-level="3"><text:span text:style-name="T4">data_</text:span>information 表 <text:span text:style-name="T4">(所有的数据都在这一张表， 固定）数据信息表</text:span></text:h>
      <text:p text:style-name="P9"><text:s/>name | type | width | float_width | <text:s/>varlabels | valuelabels | <text:s/>formats | missing_value | theme</text:p>
      <text:p text:style-name="P6">-------------------------------------------------------------------------------------------------------------------------<text:span text:style-name="T7">name = 变量名</text:span></text:p>
      <text:p text:style-name="P6">type = 类型 （varchar）</text:p>
      <text:p text:style-name="P6">width = 宽度（40）</text:p>
      <text:p text:style-name="P6">float_<text:span text:style-name="T7">width = 浮点型宽度</text:span></text:p>
      <text:p text:style-name="P6">varlabels <text:span text:style-name="T7">= 说明</text:span></text:p>
      <text:p text:style-name="P6">valuelabels = 说明</text:p>
      <text:p text:style-name="P6">formats = 格式（类型和宽度信息）【<text:span text:style-name="T8">F5.0</text:span>】</text:p>
      <text:p text:style-name="P10">missing_value = 缺失值（用户填写的）</text:p>
      <text:p text:style-name="P10">theme = 主题（用户填写的）</text:p>
      <text:p text:style-name="P10"/>
      <text:p text:style-name="P10">sql语句：</text:p>
      <text:p text:style-name="P12">CREATE TABLE `data_information` (</text:p>
      <text:p text:style-name="P12"><text:s text:c="2"/>`project_id` int(11) DEFAULT NULL,</text:p>
      <text:p text:style-name="P12"><text:s text:c="2"/>`dataset_id` int(11) DEFAULT NULL,</text:p>
      <text:p text:style-name="P12"><text:s text:c="2"/>`name` varchar(255) DEFAULT NULL,</text:p>
      <text:p text:style-name="P12"><text:s text:c="2"/>`type` varchar(255) DEFAULT NULL,</text:p>
      <text:p text:style-name="P12"><text:s text:c="2"/>`width` int(5) DEFAULT NULL,</text:p>
      <text:p text:style-name="P12"><text:s text:c="2"/>`float_width` int(5) DEFAULT NULL,</text:p>
      <text:p text:style-name="P12"><text:s text:c="2"/>`varlabels` text,</text:p>
      <text:p text:style-name="P12"><text:soft-page-break/><text:s text:c="2"/>`valuelabels` text,</text:p>
      <text:p text:style-name="P12"><text:s text:c="2"/>`formats` varchar(255) DEFAULT NULL,</text:p>
      <text:p text:style-name="P12"><text:s text:c="2"/>`missing_value` varchar(255) DEFAULT NULL,</text:p>
      <text:p text:style-name="P12"><text:s text:c="2"/>`theme` varchar(255) DEFAULT NULL</text:p>
      <text:p text:style-name="P12">) ENGINE=InnoDB DEFAULT CHARSET=utf8;</text:p>
      <text:p text:style-name="P10">------------------------------------------------------------------------------------------------------------------------</text:p>
      <text:p text:style-name="P10"/>
      <text:p text:style-name="P4"/>
      <text:p text:style-name="P4"/>
      <text:p text:style-name="P4"/>
      <text:h text:style-name="Heading_20_1" text:outline-level="1"><text:span text:style-name="T1">3.</text:span>API设计</text:h>
      <text:h text:style-name="P24" text:outline-level="3"><text:span text:style-name="T2">1</text:span><text:span text:style-name="T5">). </text:span><text:span text:style-name="T3">上传</text:span></text:h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18">接口</text:p>
          </table:table-cell>
          <table:table-cell table:style-name="表格1.B1" office:value-type="string">
            <text:p text:style-name="P18">方法</text:p>
          </table:table-cell>
          <table:table-cell table:style-name="表格1.B1" office:value-type="string">
            <text:p text:style-name="P18">参数</text:p>
          </table:table-cell>
          <table:table-cell table:style-name="表格1.B1" office:value-type="string">
            <text:p text:style-name="P18">返回值</text:p>
          </table:table-cell>
        </table:table-row>
        <table:table-row>
          <table:table-cell table:style-name="表格1.A2" office:value-type="string">
            <text:p text:style-name="P16">/upload'</text:p>
          </table:table-cell>
          <table:table-cell table:style-name="表格1.B2" office:value-type="string">
            <text:p text:style-name="P17">get</text:p>
          </table:table-cell>
          <table:table-cell table:style-name="表格1.B2" office:value-type="string">
            <text:p text:style-name="P18"/>
          </table:table-cell>
          <table:table-cell table:style-name="表格1.B2" office:value-type="string">
            <text:p text:style-name="P21">Html </text:p>
          </table:table-cell>
        </table:table-row>
        <table:table-row>
          <table:table-cell table:style-name="表格1.A2" office:value-type="string">
            <text:p text:style-name="P16">/upload</text:p>
          </table:table-cell>
          <table:table-cell table:style-name="表格1.B2" office:value-type="string">
            <text:p text:style-name="P17">post</text:p>
          </table:table-cell>
          <table:table-cell table:style-name="表格1.B2" office:value-type="string">
            <text:p text:style-name="P18"/>
          </table:table-cell>
          <table:table-cell table:style-name="表格1.B2" office:value-type="string">
            <text:p text:style-name="P21">{"value": {}, "statusmessage": "True", "statuscode": 2000}</text:p>
          </table:table-cell>
        </table:table-row>
      </table:table>
      <text:p text:style-name="P8"/>
      <text:h text:style-name="P24" text:outline-level="3"><text:span text:style-name="T3">2).</text:span><text:span text:style-name="T5">写入数据库</text:span></text:h>
      <text:p text:style-name="P13"/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P19">接口</text:p>
          </table:table-cell>
          <table:table-cell table:style-name="表格2.B1" office:value-type="string">
            <text:p text:style-name="P19">方法</text:p>
          </table:table-cell>
          <table:table-cell table:style-name="表格2.B1" office:value-type="string">
            <text:p text:style-name="P19">参数</text:p>
          </table:table-cell>
          <table:table-cell table:style-name="表格2.B1" office:value-type="string">
            <text:p text:style-name="P19">返回值</text:p>
          </table:table-cell>
        </table:table-row>
        <table:table-row>
          <table:table-cell table:style-name="表格2.A2" office:value-type="string">
            <text:p text:style-name="P15"/>
          </table:table-cell>
          <table:table-cell table:style-name="表格2.B2" office:value-type="string">
            <text:p text:style-name="P15"/>
          </table:table-cell>
          <table:table-cell table:style-name="表格2.B2" office:value-type="string">
            <text:p text:style-name="P20"/>
          </table:table-cell>
          <table:table-cell table:style-name="表格2.B2" office:value-type="string">
            <text:p text:style-name="P20"/>
          </table:table-cell>
        </table:table-row>
      </table:table>
      <text:h text:style-name="P25" text:outline-level="3"><text:span text:style-name="T2">3</text:span><text:span text:style-name="T5">). 生成文件</text:span></text:h>
      <text:p text:style-name="P13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row>
          <table:table-cell table:style-name="表格3.A1" office:value-type="string">
            <text:p text:style-name="P19">接口</text:p>
          </table:table-cell>
          <table:table-cell table:style-name="表格3.B1" office:value-type="string">
            <text:p text:style-name="P19">方法</text:p>
          </table:table-cell>
          <table:table-cell table:style-name="表格3.B1" office:value-type="string">
            <text:p text:style-name="P19">参数</text:p>
          </table:table-cell>
          <table:table-cell table:style-name="表格3.B1" office:value-type="string">
            <text:p text:style-name="P19">返回值</text:p>
          </table:table-cell>
        </table:table-row>
        <text:soft-page-break/>
        <table:table-row>
          <table:table-cell table:style-name="表格3.A2" office:value-type="string">
            <text:p text:style-name="P15"/>
          </table:table-cell>
          <table:table-cell table:style-name="表格3.B2" office:value-type="string">
            <text:p text:style-name="P15"/>
          </table:table-cell>
          <table:table-cell table:style-name="表格3.B2" office:value-type="string">
            <text:p text:style-name="P20"/>
          </table:table-cell>
          <table:table-cell table:style-name="表格3.B2" office:value-type="string">
            <text:p text:style-name="P20"/>
          </table:table-cell>
        </table:table-row>
      </table:table>
      <text:h text:style-name="P25" text:outline-level="3"><text:span text:style-name="T2">4</text:span><text:span text:style-name="T5">). 下载</text:span></text:h>
      <text:p text:style-name="P13"/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row>
          <table:table-cell table:style-name="表格4.A1" office:value-type="string">
            <text:p text:style-name="P19">接口</text:p>
          </table:table-cell>
          <table:table-cell table:style-name="表格4.B1" office:value-type="string">
            <text:p text:style-name="P19">方法</text:p>
          </table:table-cell>
          <table:table-cell table:style-name="表格4.B1" office:value-type="string">
            <text:p text:style-name="P19">参数</text:p>
          </table:table-cell>
          <table:table-cell table:style-name="表格4.B1" office:value-type="string">
            <text:p text:style-name="P19">返回值</text:p>
          </table:table-cell>
        </table:table-row>
        <table:table-row table:style-name="表格4.2">
          <table:table-cell table:style-name="表格4.A2" office:value-type="string">
            <text:p text:style-name="P15"/>
          </table:table-cell>
          <table:table-cell table:style-name="表格4.B2" office:value-type="string">
            <text:p text:style-name="P15"/>
          </table:table-cell>
          <table:table-cell table:style-name="表格4.B2" office:value-type="string">
            <text:p text:style-name="P20"/>
          </table:table-cell>
          <table:table-cell table:style-name="表格4.B2" office:value-type="string">
            <text:p text:style-name="P20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style:writing-mode="pag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29M36S</meta:editing-duration>
    <meta:editing-cycles>18</meta:editing-cycles>
    <meta:generator>LibreOffice/5.2.6.2$Windows_x86 LibreOffice_project/a3100ed2409ebf1c212f5048fbe377c281438fdc</meta:generator>
    <dc:date>2017-05-02T10:58:07.999000000</dc:date>
    <meta:document-statistic meta:table-count="4" meta:image-count="0" meta:object-count="0" meta:page-count="6" meta:paragraph-count="112" meta:word-count="512" meta:character-count="2988" meta:non-whitespace-character-count="2673"/>
    <meta:user-defined meta:name="Info 1"/>
    <meta:user-defined meta:name="Info 2"/>
    <meta:user-defined meta:name="Info 3"/>
    <meta:user-defined meta:name="Info 4"/>
  </office:meta>
</office:document-meta>
</file>